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2cm" svg:y1="12.5cm" svg:x2="13.5cm" svg:y2="12.5cm">
          <text:p/>
        </draw:line>
        <draw:line draw:style-name="gr8" draw:text-style-name="P1" draw:layer="layout" svg:x1="13.5cm" svg:y1="12.5cm" svg:x2="22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14:49</dc:date>
    <meta:editing-cycles>21</meta:editing-cycles>
    <meta:editing-duration>PT1H19M54S</meta:editing-duration>
    <dc:creator>tokai 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